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<text:span text:style-name="T2">09.10.2011Версия 0.28 Исправления</text:span></text:p>
      <text:p text:style-name="P1"><text:span text:style-name="T2">- исправлена ошибка из-за которой не работали программы использующие доступ к портам ВГ93 через адрес </text:span>0x3D2F <text:span text:style-name="T2">с реальной дискетой</text:span>.</text:p>
      <text:p text:style-name="P1"><text:span text:style-name="T2"/></text:p>
      <text:p text:style-name="P1"><text:span text:style-name="T2">29.09.2011</text:span> <text:span text:style-name="T2">Версия 0.27 Исправления.</text:span></text:p>
      <text:p text:style-name="P1"><text:span text:style-name="T2">- исправлена ошибка команды </text:span>«Merge» <text:span text:style-name="T2">из-за которой портилось содержимое подгруженного файла.</text:span></text:p>
      <text:p text:style-name="P1"><text:span text:style-name="T2">- исправлена не очистка буфера введенных команд при возврате в </text:span>Basic <text:span text:style-name="T2">по команде </text:span>«Return» <text:span text:style-name="T2">из-за чего вместо сообщения «</text:span>OK<text:span text:style-name="T2">» выдавалась ошибка.</text:span></text:p>
      <text:p text:style-name="P1"><text:span text:style-name="T2">- исправлена ошибка команды </text:span>«RUN “filename” CODE».</text:p>
      <text:p text:style-name="P1">- <text:span text:style-name="T2">исправлена ошибка повторных входов в </text:span>DOS <text:span text:style-name="T2">из меню </text:span>Basic 128.</text:p>
      <text:p text:style-name="P3"/>
      <text:p text:style-name="P3">04.05.2011 Версия 0.26. Изменения и исправления.</text:p>
      <text:p text:style-name="P3">- некоторые перестановки кода, возможно заработают некоторые программы переставшие работать.</text:p>
      <text:p text:style-name="P3">- исправлена ошибка загрузки файлов типа <text:span text:style-name="T1">DATA.</text:span></text:p>
      <text:p text:style-name="P1"/>
      <text:p text:style-name="P1">24.<text:span text:style-name="T2">03.2011 Версия 0.25 Исправление.</text:span></text:p>
      <text:p text:style-name="P1"><text:span text:style-name="T2">- поправил перехват </text:span>LDIR, <text:span text:style-name="T2">заработал </text:span>Honey Commander.</text:p>
      <text:p text:style-name="P1"/>
      <text:p text:style-name="P1">17.03.2011 <text:span text:style-name="T2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><text:soft-page-break/></text:p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<text:soft-page-break/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0-09T15:21:59.15</dc:date>
    <meta:editing-duration>P5DT39M48S</meta:editing-duration>
    <meta:editing-cycles>62</meta:editing-cycles>
    <meta:generator>LibreOffice/3.3$Win32 LibreOffice_project/330m19$Build-202</meta:generator>
    <meta:document-statistic meta:table-count="0" meta:image-count="0" meta:object-count="0" meta:page-count="3" meta:paragraph-count="79" meta:word-count="1053" meta:character-count="7537"/>
  </office:meta>
</office:document-meta>
</file>